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color="#000000" fo:font-size="23pt" style:font-size-asian="23pt" style:font-size-complex="23pt"/>
    </style:style>
    <style:style style:name="T3" style:parent-style-name="預設段落字型" style:family="text">
      <style:text-properties style:font-name="標楷體" style:font-name-asian="標楷體" fo:font-weight="bold" style:font-weight-asian="bold" fo:color="#000000" fo:font-size="23pt" style:font-size-asian="23pt" style:font-size-complex="23pt"/>
    </style:style>
    <style:style style:name="T4" style:parent-style-name="預設段落字型" style:family="text">
      <style:text-properties style:font-name="標楷體" style:font-name-asian="標楷體" fo:font-weight="bold" style:font-weight-asian="bold" fo:color="#000000" fo:font-size="23pt" style:font-size-asian="23pt" style:font-size-complex="23pt"/>
    </style:style>
    <style:style style:name="T5" style:parent-style-name="預設段落字型" style:family="text">
      <style:text-properties style:font-name="標楷體" style:font-name-asian="標楷體" fo:font-weight="bold" style:font-weight-asian="bold" fo:color="#000000" fo:font-size="16pt" style:font-size-asian="16pt" style:font-size-complex="16pt"/>
    </style:style>
    <style:style style:name="P6" style:parent-style-name="內文" style:family="paragraph">
      <style:paragraph-properties style:snap-to-layout-grid="false" fo:text-align="center" fo:margin-top="0.125in" fo:margin-bottom="0.0625in"/>
    </style:style>
    <style:style style:name="T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10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11" style:parent-style-name="預設段落字型" style:family="text">
      <style:text-properties style:font-name="標楷體" style:font-name-asian="標楷體" fo:color="#0000FF" fo:font-size="16pt" style:font-size-asian="16pt" style:font-size-complex="16pt"/>
    </style:style>
    <style:style style:name="T12" style:parent-style-name="預設段落字型" style:family="text">
      <style:text-properties style:font-name="標楷體" style:font-name-asian="標楷體" fo:color="#0000FF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fo:color="#0000FF" fo:font-size="16pt" style:font-size-asian="16pt" style:font-size-complex="16pt"/>
    </style:style>
    <style:style style:name="P14" style:parent-style-name="內文" style:family="paragraph">
      <style:paragraph-properties style:snap-to-layout-grid="false" fo:margin-bottom="0.0625in"/>
      <style:text-properties style:font-name="標楷體" style:font-name-asian="標楷體" fo:color="#000000" fo:font-size="16pt" style:font-size-asian="16pt" style:font-size-complex="16pt"/>
    </style:style>
    <style:style style:name="P15" style:parent-style-name="內文" style:family="paragraph">
      <style:paragraph-properties style:snap-to-layout-grid="false" fo:line-height="0.5in"/>
    </style:style>
    <style:style style:name="T16" style:parent-style-name="預設段落字型" style:family="text">
      <style:text-properties style:font-name="標楷體" style:font-name-asian="標楷體" fo:color="#0000FF" fo:font-size="16pt" style:font-size-asian="16pt" style:font-size-complex="16pt"/>
    </style:style>
    <style:style style:name="T17" style:parent-style-name="預設段落字型" style:family="text">
      <style:text-properties style:font-name="標楷體" style:font-name-asian="標楷體" fo:color="#0000FF" fo:font-size="16pt" style:font-size-asian="16pt" style:font-size-complex="16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fo:color="#0000FF" fo:font-size="16pt" style:font-size-asian="16pt" style:font-size-complex="16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內文" style:family="paragraph">
      <style:paragraph-properties style:snap-to-layout-grid="false" fo:line-height="0.5in" fo:margin-left="0.6666in" fo:text-indent="-0.6666in">
        <style:tab-stops/>
      </style:paragraph-properties>
    </style:style>
    <style:style style:name="T2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4" style:parent-style-name="預設段落字型" style:family="text">
      <style:text-properties style:font-name="標楷體" style:font-name-asian="標楷體" fo:color="#0000FF"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="標楷體" style:font-name-asian="標楷體" fo:color="#0000FF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2" style:parent-style-name="內文" style:family="paragraph">
      <style:paragraph-properties style:snap-to-layout-grid="false" fo:line-height="0.5in" fo:margin-left="0.6666in" fo:text-indent="-0.6666in">
        <style:tab-stops/>
      </style:paragraph-properties>
    </style:style>
    <style:style style:name="T3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4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6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內文" style:family="paragraph">
      <style:paragraph-properties style:snap-to-layout-grid="false" fo:margin-top="0.125in"/>
      <style:text-properties style:font-name="標楷體" style:font-name-asian="標楷體" fo:color="#000000" fo:font-size="16pt" style:font-size-asian="16pt" style:font-size-complex="16pt"/>
    </style:style>
    <style:style style:name="P40" style:parent-style-name="內文" style:family="paragraph">
      <style:paragraph-properties style:snap-to-layout-grid="false" fo:margin-top="0.125in" fo:line-height="0.5555in"/>
      <style:text-properties style:font-name="標楷體" style:font-name-asian="標楷體" fo:color="#000000" fo:font-size="16pt" style:font-size-asian="16pt" style:font-size-complex="16pt"/>
    </style:style>
    <style:style style:name="P41" style:parent-style-name="內文" style:family="paragraph">
      <style:paragraph-properties style:snap-to-layout-grid="false" fo:margin-top="0.125in" fo:line-height="0.5555in"/>
    </style:style>
    <style:style style:name="T42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43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5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6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7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49" style:parent-style-name="預設段落字型" style:family="text">
      <style:text-properties style:font-name="標楷體" style:font-name-asian="標楷體" fo:color="#000000" fo:font-size="14pt" style:font-size-asian="14pt" style:font-size-complex="16pt"/>
    </style:style>
    <style:style style:name="T50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1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52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53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54" style:parent-style-name="內文" style:family="paragraph">
      <style:paragraph-properties style:snap-to-layout-grid="false" fo:margin-top="0.125in" fo:line-height="0.5555in"/>
    </style:style>
    <style:style style:name="T55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58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59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60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61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62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T63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64" style:parent-style-name="預設段落字型" style:family="text"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65" style:parent-style-name="內文" style:family="paragraph">
      <style:paragraph-properties style:snap-to-layout-grid="false" fo:margin-top="0.125in" fo:line-height="0.5555in"/>
      <style:text-properties style:font-name="標楷體" style:font-name-asian="標楷體" fo:color="#000000" fo:font-size="16pt" style:font-size-asian="16pt" style:font-size-complex="16pt" style:text-underline-type="single" style:text-underline-style="solid" style:text-underline-width="bold" style:text-underline-mode="continuous"/>
    </style:style>
    <style:style style:name="P66" style:parent-style-name="內文" style:family="paragraph">
      <style:paragraph-properties style:snap-to-layout-grid="false" fo:margin-top="0.0694in" fo:margin-bottom="0.0694in" fo:line-height="0.25in"/>
      <style:text-properties style:font-name="標楷體" style:font-name-asian="標楷體" fo:color="#000000" fo:font-size="16pt" style:font-size-asian="16pt" style:font-size-complex="16pt"/>
    </style:style>
    <style:style style:name="P67" style:parent-style-name="內文" style:family="paragraph">
      <style:paragraph-properties style:snap-to-layout-grid="false" fo:line-height="0.5555in"/>
      <style:text-properties style:font-name="標楷體" style:font-name-asian="標楷體" fo:color="#000000" fo:font-size="16pt" style:font-size-asian="16pt" style:font-size-complex="16pt"/>
    </style:style>
    <style:style style:name="P68" style:parent-style-name="內文" style:family="paragraph">
      <style:paragraph-properties style:snap-to-layout-grid="false" fo:line-height="0.5555in"/>
      <style:text-properties style:font-name="標楷體" style:font-name-asian="標楷體" fo:color="#000000" fo:font-size="16pt" style:font-size-asian="16pt" style:font-size-complex="16pt"/>
    </style:style>
    <style:style style:name="P69" style:parent-style-name="內文" style:family="paragraph">
      <style:paragraph-properties style:snap-to-layout-grid="false" fo:line-height="0.5555in"/>
      <style:text-properties style:font-name="標楷體" style:font-name-asian="標楷體" fo:color="#000000" fo:font-size="16pt" style:font-size-asian="16pt" style:font-size-complex="16pt"/>
    </style:style>
    <style:style style:name="P70" style:parent-style-name="內文" style:family="paragraph">
      <style:paragraph-properties style:snap-to-layout-grid="false" fo:text-align="start" fo:margin-top="0.125in" fo:margin-bottom="0.25in" fo:line-height="0.5555in"/>
    </style:style>
    <style:style style:name="T71" style:parent-style-name="預設段落字型" style:family="text">
      <style:text-properties style:font-name="標楷體" style:font-name-asian="標楷體" fo:color="#0000FF" fo:font-size="16pt" style:font-size-asian="16pt" style:font-size-complex="16pt"/>
    </style:style>
    <style:style style:name="T72" style:parent-style-name="預設段落字型" style:family="text">
      <style:text-properties style:font-name="標楷體" style:font-name-asian="標楷體" fo:color="#0000FF" fo:font-size="16pt" style:font-size-asian="16pt" style:font-size-complex="16pt"/>
    </style:style>
    <style:style style:name="T73" style:parent-style-name="預設段落字型" style:family="text">
      <style:text-properties style:font-name="標楷體" style:font-name-asian="標楷體" fo:color="#0000FF" fo:font-size="16pt" style:font-size-asian="16pt" style:font-size-complex="16pt"/>
    </style:style>
  </office:automatic-styles>
  <office:body>
    <office:text text:use-soft-page-breaks="true">
      <text:p text:style-name="P1"><text:span text:style-name="T2">國立陽明交通大學</text:span><text:span text:style-name="T3">碩</text:span><text:span text:style-name="T4">士學位論文審定同意書</text:span><text:span text:style-name="T5"><text:s/></text:span></text:p>
      <text:p text:style-name="P6"><text:span text:style-name="T7">資訊科學與</text:span><text:span text:style-name="T8">工程</text:span><text:span text:style-name="T9">研究所</text:span><text:span text:style-name="T10"><text:s/></text:span><text:span text:style-name="T11">OOO</text:span><text:span text:style-name="T12"><text:s/></text:span><text:span text:style-name="T13">君</text:span></text:p>
      <text:p text:style-name="P14">所提之論文</text:p>
      <text:p text:style-name="P15"><text:span text:style-name="T16">題目：</text:span><text:span text:style-name="T17"><text:s/></text:span><text:span text:style-name="T18">(中文)</text:span><text:span text:style-name="T19"><text:s text:c="33"/></text:span><text:span text:style-name="T20"><text:s text:c="15"/></text:span></text:p>
      <text:p text:style-name="P21"><text:span text:style-name="T22"><text:s text:c="2"/></text:span><text:span text:style-name="T23"><text:s text:c="4"/></text:span><text:span text:style-name="T24"><text:s/></text:span><text:span text:style-name="T25">(英文)</text:span><text:span text:style-name="T26"><text:s text:c="3"/></text:span><text:span text:style-name="T27"><text:s text:c="46"/></text:span><text:span text:style-name="T28"><text:line-break/></text:span><text:span text:style-name="T29"><text:s text:c="41"/></text:span><text:span text:style-name="T30"><text:s text:c="10"/></text:span><text:span text:style-name="T31"><text:s text:c="3"/></text:span></text:p>
      <text:p text:style-name="P32"><text:span text:style-name="T33"><text:s text:c="5"/></text:span><text:span text:style-name="T34"><text:s/></text:span><text:span text:style-name="T35"><text:s text:c="41"/></text:span><text:span text:style-name="T36"><text:s text:c="7"/></text:span><text:span text:style-name="T37"><text:s text:c="3"/></text:span><text:span text:style-name="T38"><text:s text:c="3"/></text:span></text:p>
      <text:p text:style-name="P39">經學位考試委員會審查通過，特此證明。</text:p>
      <text:p text:style-name="P40">學位考試委員會 (簽名) 　 <text:s text:c="4"/><text:s text:c="7"/>　<text:s/></text:p>
      <text:p text:style-name="P41"><text:span text:style-name="T42">口試委員：</text:span><text:span text:style-name="T43"><text:s text:c="7"/></text:span><text:span text:style-name="T44"><text:s/></text:span><text:span text:style-name="T45"><text:s text:c="3"/></text:span><text:span text:style-name="T46"><text:s/></text:span><text:span text:style-name="T47"><text:s text:c="4"/></text:span><text:span text:style-name="T48"><text:s text:c="3"/></text:span><text:span text:style-name="T49">(召集人)<text:s/></text:span><text:span text:style-name="T50"><text:s text:c="3"/></text:span><text:span text:style-name="T51"><text:s text:c="5"/></text:span><text:span text:style-name="T52"><text:s text:c="9"/></text:span><text:span text:style-name="T53"><text:s text:c="21"/></text:span></text:p>
      <text:p text:style-name="P54"><text:span text:style-name="T55"><text:s text:c="7"/></text:span><text:span text:style-name="T56"><text:s/></text:span><text:span text:style-name="T57"><text:s text:c="2"/></text:span><text:span text:style-name="T58"><text:s text:c="13"/></text:span><text:span text:style-name="T59"><text:s/></text:span><text:span text:style-name="T60"><text:s text:c="3"/></text:span><text:span text:style-name="T61"><text:s/></text:span><text:span text:style-name="T62"><text:s/></text:span><text:span text:style-name="T63"><text:s text:c="11"/></text:span><text:span text:style-name="T64"><text:s text:c="30"/></text:span></text:p>
      <text:p text:style-name="P65"/>
      <text:p text:style-name="P66">論文已完成修改</text:p>
      <text:p text:style-name="P67">指導教授　_________________________________ (簽名)</text:p>
      <text:p text:style-name="P68"/>
      <text:p text:style-name="P69">所 <text:s text:c="3"/>長　_________________________________ (簽名)</text:p>
      <text:p text:style-name="P70"><text:span text:style-name="T71">中華民</text:span><text:span text:style-name="T72">國</text:span><text:span text:style-name="T73"><text:s text:c="2"/>年 <text:s/>月 <text:s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both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使用者</meta:initial-creator>
    <dc:creator>Snow</dc:creator>
    <meta:creation-date>2021-02-03T01:20:00Z</meta:creation-date>
    <dc:date>2021-02-03T01:20:00Z</dc:date>
    <meta:template xlink:href="Normal.dotm" xlink:type="simple"/>
    <meta:editing-cycles>2</meta:editing-cycles>
    <meta:editing-duration>PT0S</meta:editing-duration>
    <meta:document-statistic meta:page-count="1" meta:paragraph-count="1" meta:word-count="86" meta:character-count="579" meta:row-count="4" meta:non-whitespace-character-count="494"/>
  </office:meta>
</office:document-meta>
</file>